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Symbol" svg:font-family="Symbol"/>
    <style:font-face style:name="Times New Roman" svg:font-family="'Times New Roman'"/>
    <style:font-face style:name="Calibri" svg:font-family="Calibri"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in" fo:margin-right="0in" fo:line-height="200%" fo:text-align="justify" style:justify-single-word="false" fo:text-indent="0.3791in" style:auto-text-indent="false"/>
    </style:style>
    <style:style style:name="P2" style:family="paragraph" style:parent-style-name="Standard">
      <style:paragraph-properties fo:margin-left="0in" fo:margin-right="0in" fo:line-height="115%" fo:text-align="justify" style:justify-single-word="false" fo:text-indent="0.3791in" style:auto-text-indent="false"/>
    </style:style>
    <style:style style:name="P3" style:family="paragraph" style:parent-style-name="Standard">
      <style:paragraph-properties fo:line-height="200%" fo:text-align="center" style:justify-single-word="false"/>
      <style:text-properties style:use-window-font-color="true" style:font-name="Times New Roman" fo:font-size="14pt" fo:font-weight="normal" fo:background-color="transparent" style:font-name-asian="Times New Roman" style:font-name-complex="Times New Roman"/>
    </style:style>
    <style:style style:name="P4" style:family="paragraph" style:parent-style-name="Standard">
      <style:paragraph-properties fo:line-height="115%" fo:text-align="justify" style:justify-single-word="false"/>
      <style:text-properties style:use-window-font-color="true" style:font-name="Calibri1" fo:font-size="11pt" fo:font-weight="normal" fo:background-color="transparent" style:font-name-asian="Calibri1" style:font-name-complex="Calibri1"/>
    </style:style>
    <style:style style:name="P5" style:family="paragraph" style:parent-style-name="Standard">
      <style:paragraph-properties fo:margin-left="0in" fo:margin-right="0in" fo:line-height="115%" fo:text-align="justify" style:justify-single-word="false" fo:text-indent="0.411in" style:auto-text-indent="false"/>
      <style:text-properties style:use-window-font-color="true" style:font-name="Times New Roman" fo:font-size="12pt" fo:font-weight="normal" fo:background-color="transparent" style:font-name-asian="Times New Roman" style:font-name-complex="Times New Roman"/>
    </style:style>
    <style:style style:name="P6" style:family="paragraph" style:parent-style-name="Standard">
      <style:paragraph-properties fo:margin-left="0in" fo:margin-right="0in" fo:line-height="200%" fo:text-align="justify" style:justify-single-word="false" fo:text-indent="0.411in" style:auto-text-indent="false"/>
      <style:text-properties style:use-window-font-color="true" style:font-name="Times New Roman" fo:font-size="14pt" fo:font-weight="normal" fo:background-color="transparent" style:font-name-asian="Times New Roman" style:font-name-complex="Times New Roman"/>
    </style:style>
    <style:style style:name="P7" style:family="paragraph" style:parent-style-name="Standard">
      <style:paragraph-properties fo:margin-left="0in" fo:margin-right="0in" fo:line-height="115%" fo:text-align="justify" style:justify-single-word="false" fo:text-indent="0.411in" style:auto-text-indent="false"/>
      <style:text-properties style:use-window-font-color="true" style:font-name="Calibri1" fo:font-size="11pt" fo:font-weight="normal" fo:background-color="transparent" style:font-name-asian="Calibri1" style:font-name-complex="Calibri1"/>
    </style:style>
    <style:style style:name="P8" style:family="paragraph" style:parent-style-name="Standard" style:list-style-name="L1">
      <style:paragraph-properties fo:margin-left="-0.4016in" fo:margin-right="0in" fo:line-height="115%" fo:text-align="justify" style:justify-single-word="false" fo:text-indent="0.4016in" style:auto-text-indent="false">
        <style:tab-stops>
          <style:tab-stop style:position="11650.5945in"/>
        </style:tab-stops>
      </style:paragraph-properties>
      <style:text-properties style:use-window-font-color="true" style:font-name="Times New Roman" fo:font-size="12pt" fo:font-weight="normal" fo:background-color="transparent" style:font-name-asian="Times New Roman" style:font-name-complex="Times New Roman"/>
    </style:style>
    <style:style style:name="P9" style:family="paragraph" style:parent-style-name="Standard" style:list-style-name="L4">
      <style:paragraph-properties fo:margin-left="-0.3791in" fo:margin-right="0in" fo:line-height="115%" fo:text-align="justify" style:justify-single-word="false" fo:text-indent="0.3791in" style:auto-text-indent="false"/>
    </style:style>
    <style:style style:name="P10" style:family="paragraph" style:parent-style-name="Standard" style:list-style-name="L5">
      <style:paragraph-properties fo:margin-left="-0.3791in" fo:margin-right="0in" fo:line-height="115%" fo:text-align="justify" style:justify-single-word="false" fo:text-indent="0.3791in" style:auto-text-indent="false"/>
    </style:style>
    <style:style style:name="P11" style:family="paragraph" style:parent-style-name="Standard" style:list-style-name="L2">
      <style:paragraph-properties fo:margin-left="-0.3791in" fo:margin-right="0in" fo:line-height="115%" fo:text-align="justify" style:justify-single-word="false" fo:text-indent="0.3791in" style:auto-text-indent="false"/>
      <style:text-properties style:use-window-font-color="true" style:font-name="Times New Roman" fo:font-size="12pt" fo:font-weight="normal" fo:background-color="transparent" style:font-name-asian="Times New Roman" style:font-name-complex="Times New Roman"/>
    </style:style>
    <style:style style:name="P12" style:family="paragraph" style:parent-style-name="Standard" style:list-style-name="L3">
      <style:paragraph-properties fo:margin-left="-0.3791in" fo:margin-right="0in" fo:line-height="115%" fo:text-align="justify" style:justify-single-word="false" fo:text-indent="0.3791in" style:auto-text-indent="false"/>
      <style:text-properties style:use-window-font-color="true" style:font-name="Times New Roman" fo:font-size="12pt" fo:font-weight="normal" fo:background-color="transparent" style:font-name-asian="Times New Roman" style:font-name-complex="Times New Roman"/>
    </style:style>
    <style:style style:name="P13" style:family="paragraph" style:parent-style-name="Standard">
      <style:paragraph-properties fo:margin-left="0in" fo:margin-right="0in" fo:line-height="200%" fo:text-align="justify" style:justify-single-word="false" fo:text-indent="0.3791in" style:auto-text-indent="false"/>
      <style:text-properties style:use-window-font-color="true" style:font-name="Times New Roman" fo:font-size="14pt" fo:font-weight="normal" fo:background-color="transparent" style:font-name-asian="Times New Roman" style:font-name-complex="Times New Roman"/>
    </style:style>
    <style:style style:name="P14" style:family="paragraph" style:parent-style-name="Standard">
      <style:paragraph-properties fo:margin-left="0in" fo:margin-right="0in" fo:line-height="115%" fo:text-align="justify" style:justify-single-word="false" fo:text-indent="0.3791in" style:auto-text-indent="false"/>
      <style:text-properties style:use-window-font-color="true" style:font-name="Times New Roman" fo:font-size="12pt" fo:font-weight="normal" fo:background-color="transparent" style:font-name-asian="Times New Roman" style:font-name-complex="Times New Roman"/>
    </style:style>
    <style:style style:name="T1" style:family="text">
      <style:text-properties style:use-window-font-color="true" style:font-name="Times New Roman" fo:font-size="14pt" fo:font-weight="normal" fo:background-color="transparent" loext:char-shading-value="0" style:font-name-asian="Times New Roman" style:font-name-complex="Times New Roman"/>
    </style:style>
    <style:style style:name="T2" style:family="text">
      <style:text-properties style:use-window-font-color="true" style:font-name="Times New Roman" fo:font-size="12pt" fo:font-weight="normal" fo:background-color="transparent" loext:char-shading-value="0" style:font-name-asian="Times New Roman" style:font-name-complex="Times New Roman"/>
    </style:style>
    <style:style style:name="T3" style:family="text">
      <style:text-properties style:use-window-font-color="true" style:font-name="Times New Roman" fo:font-size="12pt" fo:font-weight="bold" fo:background-color="transparent" loext:char-shading-value="0" style:font-name-asian="Times New Roman" style:font-name-complex="Times New Roman"/>
    </style:style>
    <text:list-style style:name="L1">
      <text:list-level-style-bullet text:level="1" text:bullet-char="•">
        <style:list-level-properties text:space-before="0.1516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bullet-char="•">
        <style:list-level-properties text:space-before="0.1291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bullet-char="•">
        <style:list-level-properties text:space-before="0.1291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bullet-char="•">
        <style:list-level-properties text:space-before="0.1291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bullet-char="•">
        <style:list-level-properties text:space-before="0.1291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Перевод</text:p>
      <text:p text:style-name="P3">Вступление</text:p>
      <text:p text:style-name="P5">Один из важнейших аспектов написания поддерживаемого кода - это способность замечать повторяющиеся паттерны в коде и оптимизировать их. В этой области знание паттернов проектирования может быть неоценимым.</text:p>
      <text:p text:style-name="P5">В первой части этой книги мы рассмотрим историю и важность паттернов проектирования которые могут быть применены в любом языке программирования. </text:p>
      <text:p text:style-name="P5">Паттерны проектирования можно встретить ещё в ранних работах архитектора по имени Кристофор Александр. Он часто писал статьи об его опыте в решении проблем проектирования и о том, как они связаны со зданиями и городами. Как-то раз Александр заметил что при использовании снова и снова некоторые конструкции приводят к желаемому оптимальному эффекту.</text:p>
      <text:p text:style-name="P5">В сотрудничестве с Сарой Ишикава и Мюрреем Сильверштейном, Александр разработал язык шаблонов который помог всем желающим проектировать и строить в любом масштабе. Работа была опубликована в 1977 году в документе под названием "Язык Шаблонов", который позже была выпущен как полноценная книга в твердом переплете.</text:p>
      <text:p text:style-name="P5">Примерно 30 лет назад разработчики программного обеспечения начали включать принципы описанные Александром в первую документацию про паттерны проектирования, которая должна была стать руководством для новичков желающих повысить их скиллы программирования. Важно отметить что концепции паттернов проектирования на самом деле были в индустрии программирования с момента ее создания, хотя и в менее формализованной форме.</text:p>
      <text:p text:style-name="P5">Одной из первых и, возможно, наиболее знаковых работ опубликованных по паттернам проектирования была книга 1995 года "Паттерны проектирования: Элементы реюзабельного объектно-ориентированного ПО". Она была написана Эриком Гамма, Ричардом Хельмом, Ральфом Джонсоном и Джоном Влиссидом - группой которая стала известна как "Банда Четырех" (или Б4 для краткости).</text:p>
      <text:p text:style-name="P5">Публикация Б4 считается весьма полезной для дальнейшего продвижения концепции паттернов проектирования в нашей области, поскольку она описывает ряд методов разработки и ловушек, а так же предоставляет 23 основных паттерна проектирования объектно-ориентированного ПО, которые часто используются в мире сегодня. Мы рассмотрим эти паттерны более детально в разделе "Категории паттернов проектирования".</text:p>
      <text:p text:style-name="P5">В этой книге мы рассмотрим несколько популярных JavaScript паттернов проектирования и поймем почему определенные паттерны могут быть более подходящими для вашего проекта чем остальные. Запомните что паттерны могут быть применены не только для "ванильного" JavaScript (т. е. стандартный JavaScript код), но так же для абстрактных библиотек таких как jQuery или Dojo. Перед тем как мы начнем, давайте взглянем на точное определение слова "паттерн" в контексте проектирования программного обеспечения.</text:p>
      <text:p text:style-name="P5"/>
      <text:p text:style-name="P5"/>
      <text:p text:style-name="P5"/>
      <text:p text:style-name="P7"/>
      <text:p text:style-name="P6"><text:soft-page-break/>Что такое паттерн?</text:p>
      <text:p text:style-name="P5">Паттерн это переиспользуемое решение которое может быть применено к часто возникающим проблемам в разработке ПО - в нашем случае - в написании JavaScript веб приложений. Другое применения для паттернов - это шаблон для решения проблем - каждый отдельный шаблон может быть использован в различных ситуациях.</text:p>
      <text:p text:style-name="P5">Почему это важно, понимать паттерны и "дружить" с ними? Паттерны проектирования имеют три главных выгоды:</text:p>
      <text:list xml:id="list2696819922" text:style-name="L1">
        <text:list-item>
          <text:p text:style-name="P8">Паттерны это проверенные решения: Они предоставляют надежные подходы к решению проблеми в разработке ПО используя проверенные техники которые отражают опыт и знания разработчиков, которые помогли собрать эти знания в паттерны.</text:p>
        </text:list-item>
        <text:list-item>
          <text:p text:style-name="P8">Паттерны могут быть легко переиспользованы: Паттерн обычно является решением "из коробки" которое может быть адаптировано в соответствии с нашими потребностями. Эта особенность делает их достаточно надежными.</text:p>
        </text:list-item>
        <text:list-item>
          <text:p text:style-name="P8">Паттерны могут быть выразительными: Когда мы смотрим на паттерн, в решении обычно есть определенная структура и лексика, которые могут помочь выразить большие решения более элегантно.</text:p>
        </text:list-item>
      </text:list>
      <text:p text:style-name="P5">Паттерны не являются готовым решением. Это важно запомнить, что роль паттернов это просто предоставить нам схему решения. Паттерны не решают все проблемы проектирования и не заменяют хороших разработчиков ПО, однако, они помогают им. В будущем мы рассмотри другие преимущества которые паттерны могут предложить.</text:p>
      <text:list xml:id="list2926138511" text:style-name="L2">
        <text:list-item>
          <text:p text:style-name="P11">Переиспользование паттернов помогает в предотвращении небольших неисправностей которые могут быть причиной больших проблем в процессе разработки приложения. Это значит что когда код написан на надежных паттернах, мы можем себе позволить меньше времени беспокоиться о структуре нашего кода и больше времени потратить на качество нашего решения. Это потому что паттерны могут побуждать нас писать код в более структурированном и организованном стиле избегая надобность рефакторинга для целей ясности в будущем.</text:p>
        </text:list-item>
        <text:list-item>
          <text:p text:style-name="P11">Паттерны могут предоставлять обобщенные решения которые задокументированы таким образом, что не требуют привязки к конкретным проблемам. Этот обобщенный подход означает, что, независимо от приложения (и во многих случаях независимо от языка программирования) с которым мы работаем, паттерны проектирования могут быть применены для улучшения структуры нашего кода.</text:p>
        </text:list-item>
        <text:list-item>
          <text:p text:style-name="P11">Определенные паттерны могут в действительности уменьшить общий размер файла нашего кода путем устранения повторений. Поощряя разработчиков более пристально рассматривать их решения для областей где могут быть сделаны мгновенные сокращения повторений, например, уменьшая количество фенкций выполняющих похожие действия в пользу одной обобщенной функции, общий размер нашего кода может быть уменьшен. Это так же известно как "сушка кода".</text:p>
        </text:list-item>
        <text:list-item>
          <text:p text:style-name="P11">Паттерны увеличивают словарь разработчика, что ускоряет коммуникацию.</text:p>
        </text:list-item>
        <text:list-item>
          <text:p text:style-name="P11">Часто используемые паттерны могут быть улучшены с течением времени за счет использования коллективного опыта, вносимого в сообщество другими разработчиками, которые используют эти паттерны. В некоторых случаях это ведет к созданию полность нового паттерна проектирования, в других случаях это ведет к появлению улучшеных руководств на тему лучшего использования специфичных паттернов. Это гарантирует, что <text:soft-page-break/>основанные на патернах решения продолжают становиться более надежными, чем индивидуальные решения.</text:p>
        </text:list-item>
      </text:list>
      <text:p text:style-name="P4"/>
      <text:p text:style-name="P13">Мы уже используем паттерны каждый день</text:p>
      <text:p text:style-name="P14">Чтобы понять насколько паттерны могут быть полезны, давайте рассмотрим очень простой пример проблемы выборки которую jQuery библиотека решает для нас.</text:p>
      <text:p text:style-name="P14">Представьте что у нас есть скрипт в котором для каждого DOM элемента с классом "foo", найденного на странице, мы хотим увеличить счетчик. Какой самый эффективный способ запроса для этой коллекции элементов? Что-ж, есть несколько разных способов решения этой проблемы.</text:p>
      <text:list xml:id="list838519613" text:style-name="L3">
        <text:list-item>
          <text:p text:style-name="P12">Выбрать все элементы на странице и сохранить ссылки на них. Потом, используя регулярные выражения, отфильтровать эту коллекцию так, чтобы остались только элементы с классом "foo".</text:p>
        </text:list-item>
        <text:list-item>
          <text:p text:style-name="P12">Использовать современный метод такой как querySelectorAll() для выборки всех элементов с классом "foo".</text:p>
        </text:list-item>
        <text:list-item>
          <text:p text:style-name="P12">Использовать стандартный метод такой как getElementsByTagName() для похожего возврата желаемой коллекции.</text:p>
        </text:list-item>
      </text:list>
      <text:p text:style-name="P14">Какой из этих вариантов самый быстрый? В действительности это вариант 3, в 8-10 раз быстрее альтернатив. В реальном мире приложения, однако, вариант 3 не сработает в версиях &lt; Internet Explorer 9, и, следовательно, нужно использовать первый вариант там, где второй и третий не поддерживаются.</text:p>
      <text:p text:style-name="P2"><text:span text:style-name="T2">Разработчикам использующим jQuery не нужно заботиться об этой проблеме, так как это удачно абстрагировано от нас использованием "Фасад" паттерна. Как мы пзже узнаеми подробнее, этот паттерне предоставляет простой набор абстрактных интерфейсов (таких как $el.css(), $el.animate()) для различных более сложных частей кода. Как мы видим, это означает, что меньше времени на беспокойство о деталях реализации.</text:span></text:p>
      <text:p text:style-name="P2"><text:span text:style-name="T2">"За кулисами" библиотека просто выбирает самое оптимальное решение для выбранных элементов зависимо от того, что поддерживает текущий браузер и мы просто накладываем уровень абстракции.</text:span></text:p>
      <text:p text:style-name="P2"><text:span text:style-name="T2">Мы, вероятно, также знакомы с jQuery $("selector") или сами выбираем наиболее оптимальные пути выборки. Это не сооревнование! Абстракции использующие паттерны могут предложить реальную ценность.</text:span></text:p>
      <text:p text:style-name="P2"><text:span text:style-name="T2">Мы рассмотрим этот и другие паттерны проэктирования позже в этой книге.</text:span></text:p>
      <text:p text:style-name="P14"/>
      <text:p text:style-name="P1"><text:span text:style-name="T1">Тестирование паттернов, Прото-Паттерны &amp; Правило трех</text:span></text:p>
      <text:p text:style-name="P2"><text:span text:style-name="T2">Запомните, что не каждый алгоритм, лучшая практика или решение предоставляет то что может быть расценено как полноценный паттерн. Может быть несколько ключевых ингредиентов которые отсутствуют и сообщество этого паттерна обычно опасается того что не было хорошо проверенно. Даже если что-то выглядит так что подходит под критерии паттерна, это не должно быть рассмотрено пока оно не подвергнеться надлежащим периодам контроля и тестирования остальными.</text:span></text:p>
      <text:p text:style-name="P2"><text:span text:style-name="T2">Оглядываясь на работу Александра ещё раз, он утверждает что паттерны должны быть одновременно и процессом и "вещью". Это определение банально для целей, которые он пресследовал, говоря, что процесс должен создать "вещь". Это причина по которой паттерны </text:span><text:soft-page-break/><text:span text:style-name="T2">обычно фокусируются на обращении к визуально идентифицируемой структуре, то есть мы должны быть способны визуально изображать (или нарисовать) схему отображающую структуру в которую происходит внедрение шаблона.</text:span></text:p>
      <text:p text:style-name="P2"><text:span text:style-name="T2">В изучении паттернов проектирования, это не необычно встретить термин "Прото-паттерн". Что это? Что-ж, паттерн который недостаточно известен чтобы пройти тестирование обычно называют прото-паттерном. Прото-паттерны могут быть результатом работы кого нибудь, кто создал какое либо решение которое достаточно хорошо для того, чтобы поделиться им с сообществом, но ещё не имело возможности быть проверенным в связи с малым сроком жизни.</text:span></text:p>
      <text:p text:style-name="P2"><text:span text:style-name="T2">Альтернативно, отдельные люди распространяющие паттерн могут не иметь времени или интереса проходить через процесс тестирования и могут выпустить короткое описание их прото-паттерна вместо этого. Краткие описания или фрагменты такого рода паттерна известны как патлеты.</text:span></text:p>
      <text:p text:style-name="P2"><text:span text:style-name="T2">Работа, связанная с полным документированием качественного паттерна может быть довольно сложной. Оглядываясь на некоторые ранние работы в области паттернов проектирования, паттерн может быть рассмотрен как хороший если он делает слудующее:</text:span></text:p>
      <text:list xml:id="list2394349375" text:style-name="L4">
        <text:list-item>
          <text:p text:style-name="P9"><text:span text:style-name="T3">Решает конкретную проблему: </text:span><text:span text:style-name="T2">Паттерны не должны просто фиксировать принципы и стратегии. Они должны фиксировать решения. Это один из самых важных ингредиентов для хорошего паттерна.</text:span></text:p>
        </text:list-item>
        <text:list-item>
          <text:p text:style-name="P9"><text:span text:style-name="T3">Решение этой проблемы не может быть очевидным: </text:span><text:span text:style-name="T2">Мы можем обнаружить, что техники решения проблем часто пытаются приходить из хорошо известных первых принципов. Лучший паттерн проектирования обычно предоставляет решения проблем косвенно - это считается важным подходом для большинства сложнейших задач, связанных с проектированием.</text:span></text:p>
        </text:list-item>
        <text:list-item>
          <text:p text:style-name="P9"><text:span text:style-name="T3">Описанный концепт должен быть подтвержден: </text:span><text:span text:style-name="T2">Паттерны проектирования требуют подтверждений того, что их функция такая, какой она описана и без этих подтверждений проектирование не может быть рассмотрено всерьез. Если паттерн имеет сугубо спекулятивный характер, только авантюристы могут решить использовать это.</text:span></text:p>
        </text:list-item>
        <text:list-item>
          <text:p text:style-name="P9"><text:span text:style-name="T3">Должно описываться отношение: </text:span><text:span text:style-name="T2">В некоторых случаях может показаться что паттерн описывает тип модуля. Хотя реализация может выглядеть так, оффициальное описание паттерна должно быть намного более подробной системой структур и механизмов которые объясняют как это относиться к программному коду.</text:span></text:p>
        </text:list-item>
      </text:list>
      <text:p text:style-name="P2"><text:span text:style-name="T2">Нам было бы простительно думать что прото-паттерн, который не соответствует руководящим принципам, не стоит изучения, как бы то не было, это далеко от истины. Много прото-паттернов в действительности хорошы. Я не говорю что все прото-паттерны стоят рассмотрения, но есть достаточно полезных которые могут помочь нам с будущими проектами. Используйте лучшее суждение со списком выше в голове и вы будете хорошо себя чувствовать в процессе выборки.</text:span></text:p>
      <text:p text:style-name="P2"><text:span text:style-name="T2">Одно из дополнительных требований для паттерна - это отображение некого повторяющегося явления. Это часто является чем либо, что можно квалифицировать по меньшей мере в трех ключевых областях, а точнее "правило трех".</text:span></text:p>
      <text:list xml:id="list69912928" text:style-name="L5">
        <text:list-item>
          <text:p text:style-name="P10"><text:span text:style-name="T3">Применимость задачи </text:span><text:span text:style-name="T2">- как паттерны считаются успешными?</text:span></text:p>
        </text:list-item>
        <text:list-item>
          <text:p text:style-name="P10"><text:span text:style-name="T3">Полезность</text:span><text:span text:style-name="T2"> - поччему паттер считается успешным?</text:span></text:p>
        </text:list-item>
        <text:list-item>
          <text:p text:style-name="P10"><text:span text:style-name="T3">Применимость</text:span><text:span text:style-name="T2"> - это шаблон достойный быть паттерном потому что имеет более широкую область применения? Если так, необходимо объяснение. При рассмотрении или определение паттерна, важно держать это в голове.</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Symbol" svg:font-family="Symbol"/>
    <style:font-face style:name="Times New Roman" svg:font-family="'Times New Roman'"/>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start" style:text-autospace="ideograph-alpha" style:line-break="strict" style:font-independent-line-spacing="false">
        <style:tab-stops/>
      </style:paragraph-properties>
      <style:text-properties style:use-window-font-color="true"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02T23:47:21.662928287</dc:date>
    <meta:editing-duration>PT17S</meta:editing-duration>
    <meta:editing-cycles>1</meta:editing-cycles>
    <meta:document-statistic meta:table-count="0" meta:image-count="0" meta:object-count="0" meta:page-count="4" meta:paragraph-count="48" meta:word-count="1608" meta:character-count="11939" meta:non-whitespace-character-count="10396"/>
    <meta:generator>LibreOffice/5.4.1.2$Linux_X86_64 LibreOffice_project/40m0$Build-2</meta:generator>
  </office:meta>
</office:document-meta>
</file>